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755b" officeooo:paragraph-rsid="0000755b"/>
    </style:style>
    <style:style style:name="P2" style:family="paragraph" style:parent-style-name="Standard">
      <style:text-properties officeooo:rsid="0000fcc7" officeooo:paragraph-rsid="0000fcc7"/>
    </style:style>
    <style:style style:name="P3" style:family="paragraph" style:parent-style-name="Standard">
      <style:text-properties officeooo:rsid="000261be" officeooo:paragraph-rsid="000261be"/>
    </style:style>
    <style:style style:name="P4" style:family="paragraph" style:parent-style-name="Standard">
      <style:text-properties officeooo:rsid="0004eda2" officeooo:paragraph-rsid="0004eda2"/>
    </style:style>
    <style:style style:name="P5" style:family="paragraph" style:parent-style-name="Standard">
      <style:text-properties officeooo:rsid="0007b521" officeooo:paragraph-rsid="0007b521"/>
    </style:style>
    <style:style style:name="P6" style:family="paragraph" style:parent-style-name="Standard">
      <style:text-properties officeooo:rsid="000a9809" officeooo:paragraph-rsid="0000755b"/>
    </style:style>
    <style:style style:name="P7" style:family="paragraph" style:parent-style-name="Standard">
      <style:text-properties officeooo:rsid="000a9809" officeooo:paragraph-rsid="000a9809"/>
    </style:style>
    <style:style style:name="P8" style:family="paragraph" style:parent-style-name="Standard">
      <style:text-properties officeooo:rsid="000caa03" officeooo:paragraph-rsid="000caa03"/>
    </style:style>
    <style:style style:name="P9" style:family="paragraph" style:parent-style-name="Standard">
      <style:text-properties officeooo:rsid="000f0402" officeooo:paragraph-rsid="000f0402"/>
    </style:style>
    <style:style style:name="P10" style:family="paragraph" style:parent-style-name="Standard">
      <style:text-properties officeooo:rsid="001012cc" officeooo:paragraph-rsid="001012cc"/>
    </style:style>
    <style:style style:name="P11" style:family="paragraph" style:parent-style-name="Standard">
      <style:text-properties officeooo:rsid="00136da4" officeooo:paragraph-rsid="00136da4"/>
    </style:style>
    <style:style style:name="P12" style:family="paragraph" style:parent-style-name="Standard">
      <style:text-properties officeooo:rsid="001516e8" officeooo:paragraph-rsid="001516e8"/>
    </style:style>
    <style:style style:name="P13" style:family="paragraph" style:parent-style-name="Standard">
      <style:text-properties officeooo:rsid="0018816e" officeooo:paragraph-rsid="0018816e"/>
    </style:style>
    <style:style style:name="P14" style:family="paragraph" style:parent-style-name="Standard">
      <style:text-properties officeooo:rsid="001b0d13" officeooo:paragraph-rsid="001b0d13"/>
    </style:style>
    <style:style style:name="P15" style:family="paragraph" style:parent-style-name="Standard">
      <style:text-properties officeooo:rsid="001c0a8b" officeooo:paragraph-rsid="001c0a8b"/>
    </style:style>
    <style:style style:name="P16" style:family="paragraph" style:parent-style-name="Standard">
      <style:text-properties officeooo:rsid="001d9bfc" officeooo:paragraph-rsid="001d9bfc"/>
    </style:style>
    <style:style style:name="P17" style:family="paragraph" style:parent-style-name="Standard">
      <style:text-properties officeooo:rsid="001fd2ef" officeooo:paragraph-rsid="001fd2ef"/>
    </style:style>
    <style:style style:name="P18" style:family="paragraph" style:parent-style-name="Standard">
      <style:text-properties officeooo:rsid="002480e0" officeooo:paragraph-rsid="002480e0"/>
    </style:style>
    <style:style style:name="P19" style:family="paragraph" style:parent-style-name="Standard">
      <style:text-properties officeooo:rsid="0026926a" officeooo:paragraph-rsid="0026926a"/>
    </style:style>
    <style:style style:name="T1" style:family="text">
      <style:text-properties officeooo:rsid="000261be"/>
    </style:style>
    <style:style style:name="T2" style:family="text">
      <style:text-properties officeooo:rsid="00042bb5"/>
    </style:style>
    <style:style style:name="T3" style:family="text">
      <style:text-properties officeooo:rsid="000563db"/>
    </style:style>
    <style:style style:name="T4" style:family="text">
      <style:text-properties officeooo:rsid="00069b3e"/>
    </style:style>
    <style:style style:name="T5" style:family="text">
      <style:text-properties officeooo:rsid="000c2b04"/>
    </style:style>
    <style:style style:name="T6" style:family="text">
      <style:text-properties officeooo:rsid="000d3bb6"/>
    </style:style>
    <style:style style:name="T7" style:family="text">
      <style:text-properties officeooo:rsid="001012cc"/>
    </style:style>
    <style:style style:name="T8" style:family="text">
      <style:text-properties officeooo:rsid="0010c193"/>
    </style:style>
    <style:style style:name="T9" style:family="text">
      <style:text-properties officeooo:rsid="00169eb4"/>
    </style:style>
    <style:style style:name="T10" style:family="text">
      <style:text-properties officeooo:rsid="0018ba7a"/>
    </style:style>
    <style:style style:name="T11" style:family="text">
      <style:text-properties officeooo:rsid="0019f813"/>
    </style:style>
    <style:style style:name="T12" style:family="text">
      <style:text-properties officeooo:rsid="001afbb5"/>
    </style:style>
    <style:style style:name="T13" style:family="text">
      <style:text-properties officeooo:rsid="001c3190"/>
    </style:style>
    <style:style style:name="T14" style:family="text">
      <style:text-properties officeooo:rsid="001d6097"/>
    </style:style>
    <style:style style:name="T15" style:family="text">
      <style:text-properties officeooo:rsid="001e2a06"/>
    </style:style>
    <style:style style:name="T16" style:family="text">
      <style:text-properties officeooo:rsid="001e2d7b"/>
    </style:style>
    <style:style style:name="T17" style:family="text">
      <style:text-properties officeooo:rsid="0020cf8a"/>
    </style:style>
    <style:style style:name="T18" style:family="text">
      <style:text-properties officeooo:rsid="00216f21"/>
    </style:style>
    <style:style style:name="T19" style:family="text">
      <style:text-properties officeooo:rsid="00267ce6"/>
    </style:style>
    <style:style style:name="T20" style:family="text">
      <style:text-properties officeooo:rsid="002692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gs</text:p>
      <text:p text:style-name="P1"/>
      <text:p text:style-name="P1">Dec 01:</text:p>
      <text:p text:style-name="P1">So yesterday was my birthday... I’m turning 23 and I’m pretty depressed. I had a day where I felt I was inadequate for my age and that I’ve lost potential. Lot’s of negative thoughts you know? I took a new route, the long route, and felt better about life.</text:p>
      <text:p text:style-name="P1">Nothing comes for free and you have to work hard to earn it.</text:p>
      <text:p text:style-name="P1">I spent most of the day feeling bad for myself and moping around... Anyways, later today I turned off my phone and let my mind wander. Not a few seconds later I found my second wind! I can do this and I can feel better. </text:p>
      <text:p text:style-name="P1">Honestly, it’s such a perk that I can mess up, and still have so many more chances than someone of other stature. </text:p>
      <text:p text:style-name="P1"/>
      <text:p text:style-name="P2">Dec 12:</text:p>
      <text:p text:style-name="P2">I went to the Rushton party tonight. I said hi to lots of people! I realized that my adult family was literally just like any other family! They are all just human and I can find commonalities. <text:span text:style-name="T1">I think about so many things, It’s like my mind is going a million miles an hour. I read this comic that stated that if you write down all your jumbled up thoughts your mind will be at peace. So let’s do that. </text:span></text:p>
      <text:p text:style-name="P3">I want to ask Phaedra if she’s interested in materialism: like what is materialism? I classify myself as it, I think it’s. Yo! The trade was good! It painted Russia in a super bad light. I mean it’s great PR!!! <text:span text:style-name="T2">LOL.</text:span></text:p>
      <text:p text:style-name="P4">Also, I’m kind of obsessed with this girl, but I kinda know she’ll let me down because I’m wayyyy to eager, I dunno. Whatever, I think I’ll practice my texting skills because they kind of suck. <text:span text:style-name="T3">No one in my family has died yet. OMG I don’t think I’m ready. WHAT THE FUCK! I’ll be so sad when my grandma’s die. Ugh, I want to wear nice cloths. Live on their legacy with their kindness and understanding. They were both of my matriarchs. </text:span><text:span text:style-name="T4">Reddit gives me too much to think about at a time and my head gets scrambled. Let’s stop that for now. It’s like a never ending live encyclopedia. </text:span></text:p>
      <text:p text:style-name="P5">I’ll swallow my fear and trembling, and go forth and try my hardest! That’s my dream and my goal. My study time is like my overall productiveness for the day.</text:p>
      <text:p text:style-name="P6"/>
      <text:p text:style-name="P7">Dec 12</text:p>
      <text:p text:style-name="P7">My knees are hurting me again. I’m actually pretty down because they are hurting, but self pity will not get me anywhere. Instead of running, I can bike! Okay, and every time I read for something, I better so it the proper way and stretch. <text:span text:style-name="T5">I’m going to keep working on my flexibility, that should help out a ton. </text:span></text:p>
      <text:p text:style-name="P7"/>
      <text:p text:style-name="P8">Dec 13</text:p>
      <text:p text:style-name="P8">I now know how to flirt! All you gotta do is be chilll and actually get to know them. Also make flirty comments and see if they respond to it at all. But really, just don’t be gunghoe. I’m straight up chilling like I’ve always been like a g. <text:span text:style-name="T6">Still give effort, but don’t go head first. Treat it like fishing or a game. </text:span></text:p>
      <text:p text:style-name="P9">Hmm, maybe I can think of some sly questions to ask so I can get to know them that way. <text:span text:style-name="T7">Phew man, you’ve been through a lot! So you can take some hits and keep getting back up! Yes let’s go. </text:span></text:p>
      <text:p text:style-name="P10">I’ve been feeling pretty decent about my finals! Took a bike ride today and stared at the cars by the gas station. The mountains were very beatiful, but it was wed and muddy for a mid December day. <text:span text:style-name="T8">Want to Christmas shop ASAP</text:span></text:p>
      <text:p text:style-name="P10"/>
      <text:p text:style-name="P10"/>
      <text:p text:style-name="P10"/>
      <text:p text:style-name="P10"/>
      <text:p text:style-name="P10"/>
      <text:p text:style-name="P10"/>
      <text:p text:style-name="P11"><text:soft-page-break/>Dec 26</text:p>
      <text:p text:style-name="P11">My mom is so kind and so nice to me. I want to take videos of her to perserve her memory. For some reason, I avoid her. I really should talk to her more! She’s my mom and I love her, I don’t know why I’m avoiding her. I’m scared of all my family dying. </text:p>
      <text:p text:style-name="P11">Today was ok. I took Tesla on a walk today and that made me feel so much better. </text:p>
      <text:p text:style-name="P11">I think I’m still ashamed of myself. I still feel kind of like a failure. I need to stop thinking about that. I’m lucky to have the opportunity to study instead of working, so I should totally make sure I’m studying everyday. </text:p>
      <text:p text:style-name="P12">Chirstmas was awesome this year. I got sooo many presents! I really need to thank my parents, they really went all out this year. <text:span text:style-name="T9">I’m stressing too much about my texts! I hear them and my heart drops and my anxiety spikes! It’s okay man! </text:span></text:p>
      <text:p text:style-name="P13">I was sorting though my old Bakugan and choatic cards. I could sell my heppdad and dread for over 200 hundred dollars! Wow! I’m glad I kept my cards in good condition. <text:span text:style-name="T10">I should sell them and get rid of the rest. I don’t really want them anymore and I haven’t used them in years. </text:span><text:span text:style-name="T11">I hate that time marches on. You look back and realize that so much has passed. </text:span><text:span text:style-name="T12">My Grandma’s are still alive. Grandma marryland came over yesterday and we played the new dark tower! She brought some caramels and ate food with us. She’s in a ton of pain and I think is ready to die soon. I’m not ready for it, but i always hug her and say I love her. That will be my last words to each of my Grandma’s. They have taught me hard work, and an undying spring of love. They love me so much. </text:span></text:p>
      <text:p text:style-name="P14">Anyways, It’s getting late and my anxiety is spiking again. Should I go on another walk? I think I will. </text:p>
      <text:p text:style-name="P14"/>
      <text:p text:style-name="P14"/>
      <text:p text:style-name="P14"/>
      <text:p text:style-name="P15">Dec 29</text:p>
      <text:p text:style-name="P15">Lot’s has happened, I’ll keep a log of it shortly. I’ve been pretty depressed and down beaten again. Well, this is my sacred library so here it is: Girlfriend, Penis, Job/Career. Okay, now I feel like I’m so mean to my parents and my siblings. <text:span text:style-name="T13">I also worry about the climate and the end of the world everyday. There’s so much to do and to prepare for and I feel like I’m frozen in time wasting my time on pointless stuff. My knees are hurting me too lately. I’ll call around, maybe when I’m up at school for a good doctor. </text:span><text:span text:style-name="T14">I need to stop letting my parents worry and make decisive decisions. </text:span></text:p>
      <text:p text:style-name="P15"/>
      <text:p text:style-name="P16">Jan 2</text:p>
      <text:p text:style-name="P16">Here I am! My mom and Dad are so kind and I’m so glad I have them as parents. I don’t have to work as I’m doing school, and I’ve been relaxing my Christmas break away! :) I’m still a little irked about my knees, but I found out that I have runner’s knee. With enough stretching, compression socks, and sole inserts, my knees should be okay. <text:span text:style-name="T15">Make sure to be careful when you’re standing up! I also realized that even grown ups are just normal people and I can talk to them like anyone else. </text:span><text:span text:style-name="T16">I’ve been playing marauders with Matt and Andrew. I was intimidated by Andrew at first, but after shooting the shit with him for a while, I’m not so nervous around him anymore. </text:span></text:p>
      <text:p text:style-name="P17">I want to be a data scientist! I learned how to extract data from Wikipedia pages, and I’m on the cusp of doing something really cool! Just keep plugging along with your allotted study time and great things will happen. <text:span text:style-name="T17">I think I’ll forgo the pi camera project and instead focus on my plants and my water, and maybe get my solar panel working. There’s the golden ration: food, water, and power. </text:span><text:span text:style-name="T18">When I have those things situated I’ll feel a lot less stressed about the apocalypse.</text:span></text:p>
      <text:p text:style-name="P17"/>
      <text:p text:style-name="P17"/>
      <text:p text:style-name="P17"/>
      <text:p text:style-name="P17"/>
      <text:p text:style-name="P17"/>
      <text:p text:style-name="P18"><text:soft-page-break/>Mar 22</text:p>
      <text:p text:style-name="P18">FUCKCKVKCVKCV</text:p>
      <text:p text:style-name="P18">I’m listening to the stupid presentation of the neckbeard dude in my class. God he is the antithesis of who I want to be.... GOD<text:span text:style-name="T19">DD, he is sooo annoying. Ugh. He disgusts me. </text:span><text:span text:style-name="T20">He’s doing a presentation about caesar cipher... Lmao, I really hope he gets a zero. He’s such a fucking prick. Racists. He </text:span></text:p>
      <text:p text:style-name="P19">Here is his stupid code: </text:p>
      <text:p text:style-name="P19">10680-70908-05478-0457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1T20:52:45.609222535</meta:creation-date>
    <dc:date>2023-03-22T10:35:44.764896434</dc:date>
    <meta:editing-duration>PT40M1S</meta:editing-duration>
    <meta:editing-cycles>38</meta:editing-cycles>
    <meta:generator>LibreOffice/7.4.4.2$Linux_X86_64 LibreOffice_project/40$Build-2</meta:generator>
    <meta:document-statistic meta:table-count="0" meta:image-count="0" meta:object-count="0" meta:page-count="3" meta:paragraph-count="34" meta:word-count="1339" meta:character-count="6877" meta:non-whitespace-character-count="5555"/>
  </office:meta>
</office:document-meta>
</file>